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css3t="http://www.w3.org/TR/css3-text/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045cm"/>
    </style:style>
    <style:style style:name="co9" style:family="table-column">
      <style:table-column-properties fo:break-before="auto" style:column-width="16.3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4.701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3.771cm"/>
    </style:style>
    <style:style style:name="co15" style:family="table-column">
      <style:table-column-properties fo:break-before="auto" style:column-width="6.04cm"/>
    </style:style>
    <style:style style:name="co16" style:family="table-column">
      <style:table-column-properties fo:break-before="auto" style:column-width="3.881cm"/>
    </style:style>
    <style:style style:name="co17" style:family="table-column">
      <style:table-column-properties fo:break-before="auto" style:column-width="9.458cm"/>
    </style:style>
    <style:style style:name="co18" style:family="table-column">
      <style:table-column-properties fo:break-before="auto" style:column-width="5.876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2.108cm"/>
    </style:style>
    <style:style style:name="co21" style:family="table-column">
      <style:table-column-properties fo:break-before="auto" style:column-width="4.674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7.927cm"/>
    </style:style>
    <style:style style:name="co24" style:family="table-column">
      <style:table-column-properties fo:break-before="auto" style:column-width="10.578cm"/>
    </style:style>
    <style:style style:name="co25" style:family="table-column">
      <style:table-column-properties fo:break-before="auto" style:column-width="3.041cm"/>
    </style:style>
    <style:style style:name="co26" style:family="table-column">
      <style:table-column-properties fo:break-before="auto" style:column-width="7.052cm"/>
    </style:style>
    <style:style style:name="co27" style:family="table-column">
      <style:table-column-properties fo:break-before="auto" style:column-width="4.45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5.133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868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579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482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5.106cm" fo:break-before="auto" style:use-optimal-row-height="tru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4.685cm" fo:break-before="auto" style:use-optimal-row-height="true"/>
    </style:style>
    <style:style style:name="ro26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8.475cm" fo:break-before="auto" style:use-optimal-row-height="tru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6.791cm" fo:break-before="auto" style:use-optimal-row-height="true"/>
    </style:style>
    <style:style style:name="ro31" style:family="table-row">
      <style:table-row-properties style:row-height="7.213cm" fo:break-before="auto" style:use-optimal-row-height="true"/>
    </style:style>
    <style:style style:name="ro32" style:family="table-row">
      <style:table-row-properties style:row-height="4.263cm" fo:break-before="auto" style:use-optimal-row-height="true"/>
    </style:style>
    <style:style style:name="ro33" style:family="table-row">
      <style:table-row-properties style:row-height="7.634cm" fo:break-before="auto" style:use-optimal-row-height="true"/>
    </style:style>
    <style:style style:name="ro34" style:family="table-row">
      <style:table-row-properties style:row-height="3.422cm" fo:break-before="auto" style:use-optimal-row-height="true"/>
    </style:style>
    <style:style style:name="ro35" style:family="table-row">
      <style:table-row-properties style:row-height="0.452cm" fo:break-before="auto" style:use-optimal-row-height="false"/>
    </style:style>
    <style:style style:name="ro36" style:family="table-row">
      <style:table-row-properties style:row-height="2.263cm" fo:break-before="auto" style:use-optimal-row-height="false"/>
    </style:style>
    <style:style style:name="ro37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size="10pt" fo:font-weight="normal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3" fo:font-size="10pt" fo:font-weight="bold" style:font-name-asian="ＭＳ Ｐゴシック" style:font-size-asian="11pt" style:font-weight-asian="bold" style:font-name-complex="Arial3" style:font-size-complex="11pt" style:font-weight-complex="bold"/>
    </style:style>
    <style:style style:name="ce2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7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  <style:text-properties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65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 style:data-style-name="N188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6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bold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normal"/>
    </style:style>
    <style:style style:name="ce80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/>
    </style:style>
    <style:style style:name="ce81" style:family="table-cell" style:parent-style-name="Default" style:data-style-name="N188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8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8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99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1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02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110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1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117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</style:style>
    <style:style style:name="ce120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unsorted" table:base-cell-address="Check_List.G36"/>
        <table:content-validation table:name="val2" table:condition="oooc:cell-content-is-in-list(&quot;Yes&quot;;&quot;No&quot;)" table:allow-empty-cell="true" table:display-list="unsorted" table:base-cell-address="SniffTest.G4"/>
        <table:content-validation table:name="val3" table:condition="oooc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table:table-column table:style-name="co1" table:default-cell-style-name="ce1"/>
        <table:table-column table:style-name="co2" table:default-cell-style-name="ce15"/>
        <table:table-column table:style-name="co3" table:default-cell-style-name="ce23"/>
        <table:table-column table:style-name="co4" table:default-cell-style-name="ce34"/>
        <table:table-column table:style-name="co5" table:default-cell-style-name="ce40"/>
        <table:table-column table:style-name="co6" table:default-cell-style-name="ce43"/>
        <table:table-column table:style-name="co7" table:default-cell-style-name="ce49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<text:s/></text:p>
            <draw:frame table:end-cell-address="Cover.C6" table:end-x="0.035cm" table:end-y="0.151cm" draw:z-index="0" draw:name="Graphics 3" draw:style-name="gr1" draw:text-style-name="P1" svg:width="5.87cm" svg:height="2.622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24"/>
          <table:table-cell table:style-name="ce35" table:number-columns-spanned="3" table:number-rows-spanned="1"/>
          <table:covered-table-cell table:number-columns-repeated="2"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2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3">
          <table:table-cell table:style-name="ce2"/>
          <table:table-cell table:style-name="ce6" office:value-type="string">
            <text:p>FORUM TEST CASES</text:p>
          </table:table-cell>
          <table:table-cell table:style-name="ce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string" table:number-columns-spanned="3" table:number-rows-spanned="1">
            <text:p>1.0</text:p>
          </table:table-cell>
          <table:covered-table-cell table:style-name="ce25"/>
          <table:covered-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4-04" table:number-columns-spanned="3" table:number-rows-spanned="1">
            <text:p>04/04/2012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 table:number-columns-spanned="3" table:number-rows-spanned="1">
            <text:p>Knowledge Suites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8" office:value-type="string" table:number-columns-spanned="3" table:number-rows-spanned="1">
            <text:p>KS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8" office:value-type="string" table:number-columns-spanned="3" table:number-rows-spanned="1">
            <text:p>SniffTest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[SniffTest.C4]" office:value-type="float" office:value="48" table:number-columns-spanned="3" table:number-rows-spanned="1">
            <text:p>48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3"/>
          <table:table-cell table:style-name="ce8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7" office:value-type="string" table:number-columns-spanned="2" table:number-rows-spanned="1">
            <text:p><text:s/>Test is OK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Blocked</text:p>
          </table:table-cell>
          <table:table-cell table:style-name="ce27" office:value-type="string" table:number-columns-spanned="2" table:number-rows-spanned="1">
            <text:p>Could not run the test (another bug is blocking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Failed</text:p>
          </table:table-cell>
          <table:table-cell table:style-name="ce28" office:value-type="string" table:number-columns-spanned="2" table:number-rows-spanned="1">
            <text:p>Test failed, a bug is entered on it (please add the bug ID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0" office:value-type="string">
            <text:p>N/A</text:p>
          </table:table-cell>
          <table:table-cell table:style-name="ce28" office:value-type="string" table:number-columns-spanned="2" table:number-rows-spanned="1">
            <text:p>Test is not possible to run on this version 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9"/>
          <table: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 table:style-name="ce24"/>
          <table:table-cell table:style-name="ce35"/>
          <table:table-cell table:style-name="ce1"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2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30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2-04-04">
            <text:p>4-Apr-2012</text:p>
          </table:table-cell>
          <table:table-cell table:style-name="ce22" office:value-type="string">
            <text:p>1.0</text:p>
          </table:table-cell>
          <table:table-cell table:style-name="ce31" office:value-type="string">
            <text:p>Remove Setting wiki SNF_KS_WIK_SET_01</text:p>
          </table:table-cell>
          <table:table-cell table:style-name="ce39"/>
          <table:table-cell table:style-name="ce39" office:value-type="string">
            <text:p>hang.nguyen</text:p>
          </table:table-cell>
          <table:table-cell table:style-name="ce4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32"/>
          <table:table-cell table:style-name="ce39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ce4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10" table:default-cell-style-name="ce87"/>
        <table:table-row table:style-name="ro19">
          <table:table-cell table:style-name="ce65"/>
          <table:table-cell table:style-name="ce71" office:value-type="string">
            <text:p>TEST CASES</text:p>
          </table:table-cell>
          <table:table-cell table:style-name="ce76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8"/>
          <table:table-cell table:style-name="ce99" office:value-type="string">
            <text:p>Passed</text:p>
          </table:table-cell>
          <table:table-cell table:style-name="ce99" table:formula="oooc:=COUNTIF([.L$7:.L$999];[.$K1])" office:value-type="float" office:value="0">
            <text:p>0</text:p>
          </table:table-cell>
          <table:table-cell table:style-name="ce99" table:formula="oooc:=COUNTIF([.M$7:.M$999];[.$K1])" office:value-type="float" office:value="0">
            <text:p>0</text:p>
          </table:table-cell>
          <table:table-cell table:style-name="ce99" table:formula="oooc:=COUNTIF([.N$7:.N$999];[.$K1])" office:value-type="float" office:value="0">
            <text:p>0</text:p>
          </table:table-cell>
          <table:table-cell table:style-name="ce99" table:formula="oooc:=COUNTIF([.O$7:.O$999];[.$K1])" office:value-type="float" office:value="0">
            <text:p>0</text:p>
          </table:table-cell>
          <table:table-cell table:style-name="ce98" table:number-columns-repeated="5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2"/>
          <table:table-cell table:style-name="ce77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9"/>
          <table:table-cell table:style-name="ce99" office:value-type="string">
            <text:p>Failed</text:p>
          </table:table-cell>
          <table:table-cell table:style-name="ce99" table:formula="oooc:=COUNTIF([.L$7:.L$999];[.$K2])" office:value-type="float" office:value="0">
            <text:p>0</text:p>
          </table:table-cell>
          <table:table-cell table:style-name="ce99" table:formula="oooc:=COUNTIF([.M$7:.M$999];[.$K2])" office:value-type="float" office:value="0">
            <text:p>0</text:p>
          </table:table-cell>
          <table:table-cell table:style-name="ce99" table:formula="oooc:=COUNTIF([.N$7:.N$999];[.$K2])" office:value-type="float" office:value="0">
            <text:p>0</text:p>
          </table:table-cell>
          <table:table-cell table:style-name="ce99" table:formula="oooc:=COUNTIF([.O$7:.O$999];[.$K2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3">
          <table:table-cell table:style-name="ce65"/>
          <table:table-cell table:style-name="ce73" office:value-type="string">
            <text:p>Function List<text:span text:style-name="T3">:</text:span></text:p>
          </table:table-cell>
          <table:table-cell table:style-name="ce65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82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99" office:value-type="string">
            <text:p>Blocked</text:p>
          </table:table-cell>
          <table:table-cell table:style-name="ce99" table:formula="oooc:=COUNTIF([.L$7:.L$999];[.$K3])" office:value-type="float" office:value="0">
            <text:p>0</text:p>
          </table:table-cell>
          <table:table-cell table:style-name="ce99" table:formula="oooc:=COUNTIF([.M$7:.M$999];[.$K3])" office:value-type="float" office:value="0">
            <text:p>0</text:p>
          </table:table-cell>
          <table:table-cell table:style-name="ce99" table:formula="oooc:=COUNTIF([.N$7:.N$999];[.$K3])" office:value-type="float" office:value="0">
            <text:p>0</text:p>
          </table:table-cell>
          <table:table-cell table:style-name="ce99" table:formula="oooc:=COUNTIF([.O$7:.O$999];[.$K3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20">
          <table:table-cell table:style-name="ce65"/>
          <table:table-cell table:style-name="ce73" office:value-type="string">
            <text:p>Total main cases:</text:p>
          </table:table-cell>
          <table:table-cell table:style-name="ce78" table:formula="oooc:=MAX([.A7:.A1094])" office:value-type="float" office:value="48" table:number-columns-spanned="3" table:number-rows-spanned="1">
            <text:p>48</text:p>
          </table:table-cell>
          <table:covered-table-cell table:number-columns-repeated="2" table:style-name="ce83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100" office:value-type="string">
            <text:p>Untested</text:p>
          </table:table-cell>
          <table:table-cell table:style-name="ce99" table:formula="oooc:=COUNTIF([.L$7:.L$999];[.$K4])" office:value-type="float" office:value="0">
            <text:p>0</text:p>
          </table:table-cell>
          <table:table-cell table:style-name="ce99" table:formula="oooc:=COUNTIF([.M$7:.M$999];[.$K4])" office:value-type="float" office:value="0">
            <text:p>0</text:p>
          </table:table-cell>
          <table:table-cell table:style-name="ce99" table:formula="oooc:=COUNTIF([.N$7:.N$999];[.$K4])" office:value-type="float" office:value="0">
            <text:p>0</text:p>
          </table:table-cell>
          <table:table-cell table:style-name="ce99" table:formula="oooc:=COUNTIF([.O$7:.O$999];[.$K4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4"/>
          <table:table-cell table:style-name="ce79"/>
          <table:table-cell table:style-name="ce84" table:number-columns-repeated="6"/>
          <table:table-cell table:style-name="ce100"/>
          <table:table-cell table:style-name="ce82" office:value-type="string">
            <text:p>N/A</text:p>
          </table:table-cell>
          <table:table-cell table:style-name="ce99" table:formula="oooc:=COUNTIF([.L$7:.L$999];[.$K5])" office:value-type="float" office:value="0">
            <text:p>0</text:p>
          </table:table-cell>
          <table:table-cell table:style-name="ce99" table:formula="oooc:=COUNTIF([.M$7:.M$999];[.$K5])" office:value-type="float" office:value="0">
            <text:p>0</text:p>
          </table:table-cell>
          <table:table-cell table:style-name="ce99" table:formula="oooc:=COUNTIF([.N$7:.N$999];[.$K5])" office:value-type="float" office:value="0">
            <text:p>0</text:p>
          </table:table-cell>
          <table:table-cell table:style-name="ce99" table:formula="oooc:=COUNTIF([.O$7:.O$999];[.$K5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84" table:number-columns-repeated="2"/>
          <table:table-cell table:style-name="ce104" table:number-columns-repeated="206"/>
          <table:table-cell table:number-columns-repeated="30"/>
        </table:table-row>
        <table:table-row table:style-name="ro12">
          <table:table-cell table:style-name="ce66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Name</text:p>
          </table:table-cell>
          <table:table-cell table:style-name="ce80" office:value-type="string">
            <text:p>Description</text:p>
          </table:table-cell>
          <table:table-cell table:style-name="ce80" office:value-type="string">
            <text:p>Step</text:p>
          </table:table-cell>
          <table:table-cell table:style-name="ce80" office:value-type="string">
            <text:p>Expected Resul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101" office:value-type="string">
            <text:p>Tester</text:p>
          </table:table-cell>
          <table:table-cell table:style-name="ce101">
            <text:p>Tester</text:p>
          </table:table-cell>
          <table:table-cell table:style-name="ce102">
            <text:p>IE7</text:p>
          </table:table-cell>
          <table:table-cell table:style-name="ce102">
            <text:p>FireFox3.5</text:p>
          </table:table-cell>
          <table:table-cell table:style-name="ce102">
            <text:p>Comment/Bug</text:p>
          </table:table-cell>
          <table:table-cell table:style-name="ce101" office:value-type="string">
            <text:p>JIRA issue</text:p>
          </table:table-cell>
          <table:table-cell table:style-name="ce101" office:value-type="string">
            <text:p>Comment</text:p>
          </table:table-cell>
          <table:table-cell table:style-name="ce102" table:number-columns-repeated="3"/>
          <table:table-cell table:style-name="ce70" table:number-columns-repeated="236"/>
        </table:table-row>
        <table:table-row table:style-name="ro21">
          <table:table-cell table:style-name="ce67" office:value-type="float" office:value="1">
            <text:p>1.00</text:p>
          </table:table-cell>
          <table:table-cell table:style-name="ce53" office:value-type="string">
            <text:p>SNF_KS_ANS_CAT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Basic_Actions</text:p>
          </table:table-cell>
          <table:table-cell table:style-name="ce57" office:value-type="string">
            <text:p>Manage Category(Add/Edit/Delete/Move)</text:p>
          </table:table-cell>
          <table:table-cell table:style-name="ce86" table:content-validation-name="val1" office:value-type="string">
            <text:p>Step 1: Add/Edit/Move/Delete category</text:p>
          </table:table-cell>
          <table:table-cell table:style-name="ce86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table:style-name="ce86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3" office:value-type="string">
            <text:p>SNF_KS_ANS_CAT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Drag_Drop</text:p>
          </table:table-cell>
          <table:table-cell table:style-name="ce57" office:value-type="string">
            <text:p>Drag and Drop category</text:p>
          </table:table-cell>
          <table:table-cell table:style-name="ce86" table:content-validation-name="val1" office:value-type="string">
            <text:p>Step 1: Create categories after drag and drop them</text:p>
          </table:table-cell>
          <table:table-cell table:style-name="ce86" office:value-type="string">
            <text:p>- Create some categories </text:p>
            <text:p>- Drag and drop a category into another category</text:p>
          </table:table-cell>
          <table:table-cell table:style-name="ce86" office:value-type="string">
            <text:p>Category is dragged and dropped successfully to selected categ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3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53" office:value-type="string">
            <text:p>SNF_KS_ANS_CAT_03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Export Import</text:p>
          </table:table-cell>
          <table:table-cell table:style-name="ce57" office:value-type="string">
            <text:p>Export/Import category</text:p>
          </table:table-cell>
          <table:table-cell table:style-name="ce86" table:content-validation-name="val1" office:value-type="string">
            <text:p>Step 1: Create categories after export and import them</text:p>
          </table:table-cell>
          <table:table-cell table:style-name="ce86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table:style-name="ce86" office:value-type="string">
            <text:p>Category and its questions are exported/impor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53" office:value-type="string">
            <text:p>SNF_KS_ANS_CAT_04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Watch_Unwatch</text:p>
          </table:table-cell>
          <table:table-cell table:style-name="ce57" office:value-type="string">
            <text:p>Watch/Unwatch category</text:p>
          </table:table-cell>
          <table:table-cell table:style-name="ce86" table:content-validation-name="val1" office:value-type="string">
            <text:p>Step 1: Create category after watch and unwatch them</text:p>
          </table:table-cell>
          <table:table-cell table:style-name="ce86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86" office:value-type="string">
            <text:p>Category is watched/unwatched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5">
          <table:table-cell table:style-name="ce68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53" office:value-type="string">
            <text:p>SNF_KS_ANS_QUE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Basic_Actions</text:p>
          </table:table-cell>
          <table:table-cell table:style-name="ce57" office:value-type="string">
            <text:p>Basic action on question(Add/Edit/Delete/Move)</text:p>
          </table:table-cell>
          <table:table-cell table:style-name="ce86" table:content-validation-name="val1" office:value-type="string">
            <text:p>Step 1: Add/Edit/Move/Delete <text:s/>Question</text:p>
          </table:table-cell>
          <table:table-cell table:style-name="ce86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table:style-name="ce86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53" office:value-type="string">
            <text:p>SNF_KS_ANS_QUE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Vote</text:p>
          </table:table-cell>
          <table:table-cell table:style-name="ce57" office:value-type="string">
            <text:p>Vote question</text:p>
          </table:table-cell>
          <table:table-cell table:style-name="ce86" table:content-validation-name="val1" office:value-type="string">
            <text:p>Step 1: Vote Question</text:p>
          </table:table-cell>
          <table:table-cell table:style-name="ce86" office:value-type="string">
            <text:p>- Open a question</text:p>
            <text:p>- Vote Question by select number of star</text:p>
          </table:table-cell>
          <table:table-cell table:style-name="ce86" office:value-type="string">
            <text:p>- Question is voted successful.</text:p>
            <text:p>The number of stars are selected set yellow.</text:p>
            <text:p/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53" office:value-type="string">
            <text:p>SNF_KS_ANS_QUE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Send</text:p>
          </table:table-cell>
          <table:table-cell table:style-name="ce57" office:value-type="string">
            <text:p>Send to friend</text:p>
          </table:table-cell>
          <table:table-cell table:style-name="ce86" table:content-validation-name="val1" office:value-type="string">
            <text:p>Step 1: Send Question</text:p>
          </table:table-cell>
          <table:table-cell table:style-name="ce86" office:value-type="string">
            <text:p>- Right click on question and send question</text:p>
            <text:p>- Check mail Inbox to see question content, question link</text:p>
          </table:table-cell>
          <table:table-cell table:style-name="ce86" office:value-type="string">
            <text:p>- Mail is sent successful to email address</text:p>
            <text:p>- Content of mail includes Question content &amp; Question link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7">
          <table:table-cell table:style-name="ce68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53" office:value-type="string">
            <text:p>SNF_KS_ANS_QUE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Manage_Question</text:p>
          </table:table-cell>
          <table:table-cell table:style-name="ce57" office:value-type="string">
            <text:p>Manage Question</text:p>
          </table:table-cell>
          <table:table-cell table:style-name="ce89" table:content-validation-name="val1" office:value-type="string">
            <text:p>Step 1: Manage <text:s/>Question</text:p>
          </table:table-cell>
          <table:table-cell table:style-name="ce86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table:style-name="ce86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8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53" office:value-type="string">
            <text:p>SNF_KS_ANS_AN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Basic_Actions</text:p>
          </table:table-cell>
          <table:table-cell table:style-name="ce57" office:value-type="string">
            <text:p>Basic action on answer (Add/Edit/Delete)</text:p>
          </table:table-cell>
          <table:table-cell table:style-name="ce86" table:content-validation-name="val1" office:value-type="string">
            <text:p>Step 1: Add/Edit/Delete Answer</text:p>
          </table:table-cell>
          <table:table-cell table:style-name="ce86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table:style-name="ce86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53" office:value-type="string">
            <text:p>SNF_KS_ANS_ANS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Rate_And_Sort</text:p>
          </table:table-cell>
          <table:table-cell table:style-name="ce57" office:value-type="string">
            <text:p>Rate/Sort answers</text:p>
          </table:table-cell>
          <table:table-cell table:style-name="ce86" table:content-validation-name="val1" office:value-type="string">
            <text:p>Step 1: Rate and Sort Answer</text:p>
          </table:table-cell>
          <table:table-cell table:style-name="ce86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86" office:value-type="string">
            <text:p>- Answer is rated with index </text:p>
            <text:p>- Answer is sorted by ascending/descending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53" office:value-type="string">
            <text:p>SNF_KS_ANS_ANS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Active_And_Approve</text:p>
          </table:table-cell>
          <table:table-cell table:style-name="ce57" office:value-type="string">
            <text:p>Activate/Approve answer</text:p>
          </table:table-cell>
          <table:table-cell table:style-name="ce89" table:content-validation-name="val1" office:value-type="string">
            <text:p>Step 1: Active and Approve Answer</text:p>
          </table:table-cell>
          <table:table-cell table:style-name="ce86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86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1">
          <table:table-cell table:style-name="ce68"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53" office:value-type="string">
            <text:p>SNF_KS_ANS_ANS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Manage_Comment</text:p>
          </table:table-cell>
          <table:table-cell table:style-name="ce57" office:value-type="string">
            <text:p>Manage Comment in Question (Add/Edit/Delete/Promote)</text:p>
          </table:table-cell>
          <table:table-cell table:style-name="ce86" table:content-validation-name="val1" office:value-type="string">
            <text:p>Step 1: Add/Edit/Delete/ Promote comment</text:p>
          </table:table-cell>
          <table:table-cell table:style-name="ce86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86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53" office:value-type="string">
            <text:p>SNF_KS_ANS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Enter a search keyword</text:p>
            <text:p>- Check quick search icon</text:p>
            <text:p/>
          </table:table-cell>
          <table:table-cell table:style-name="ce86" office:value-type="string">
            <text:p>Return search result with items matched key word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53" office:value-type="string">
            <text:p>SNF_KS_ANS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_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Open Advanced Search form</text:p>
            <text:p>- Check advanced search in case search in entry, category and both.</text:p>
          </table:table-cell>
          <table:table-cell table:style-name="ce86" office:value-type="string">
            <text:p>Return search result with items matched key word and conditions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53" office:value-type="string">
            <text:p>SNF_KS_ANS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tting Porlet</text:p>
          </table:table-cell>
          <table:table-cell table:style-name="ce57" office:value-type="string">
            <text:p>Setting Answer porlet</text:p>
          </table:table-cell>
          <table:table-cell table:style-name="ce86" table:content-validation-name="val1" office:value-type="string">
            <text:p>Step 1: Setting porlet from edit mode</text:p>
          </table:table-cell>
          <table:table-cell table:style-name="ce86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5">
          <table:table-cell table:style-name="ce68"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53" office:value-type="string">
            <text:p>SNF_KS_FOR_C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Basic_Actions </text:p>
          </table:table-cell>
          <table:table-cell table:style-name="ce57" office:value-type="string">
            <text:p>Basic action on Category(Add/Edit/Delete)</text:p>
          </table:table-cell>
          <table:table-cell table:style-name="ce86" table:content-validation-name="val1" office:value-type="string">
            <text:p>Step 1: Add/Edit/Delete category</text:p>
          </table:table-cell>
          <table:table-cell table:style-name="ce86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table:style-name="ce86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7">
          <table:table-cell table:style-name="ce68"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53" office:value-type="string">
            <text:p>SNF_KS_FOR_CAT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Import_Export</text:p>
          </table:table-cell>
          <table:table-cell table:style-name="ce57" office:value-type="string">
            <text:p>Import/Export category &amp; forum</text:p>
          </table:table-cell>
          <table:table-cell table:style-name="ce86" table:content-validation-name="val1" office:value-type="string">
            <text:p>Step 1: Create categories/forums after drag and drop them</text:p>
          </table:table-cell>
          <table:table-cell table:style-name="ce86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86" office:value-type="string">
            <text:p>Category/Forum is import/export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30">
          <table:table-cell table:style-name="ce68"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53" office:value-type="string">
            <text:p>SNF_KS_FOR_FOR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Basic_Actions</text:p>
          </table:table-cell>
          <table:table-cell table:style-name="ce57" office:value-type="string">
            <text:p>Basic action on Forum(Add/Edit/Delete/Move)</text:p>
          </table:table-cell>
          <table:table-cell table:style-name="ce86" table:content-validation-name="val1" office:value-type="string">
            <text:p>Step 1: Add/Edit/Move/Delete <text:s/>Forum</text:p>
          </table:table-cell>
          <table:table-cell table:style-name="ce9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86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8">
          <table:table-cell table:style-name="ce68"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53" office:value-type="string">
            <text:p>SNF_KS_FOR_FOR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More_Actions</text:p>
          </table:table-cell>
          <table:table-cell table:style-name="ce57" office:value-type="string">
            <text:p>More action on Forum(Lock/Unlock/Open/Close)</text:p>
          </table:table-cell>
          <table:table-cell table:style-name="ce86" table:content-validation-name="val1" office:value-type="string">
            <text:p>Step 1: Lock/Unlock/Open/ Close Forum</text:p>
          </table:table-cell>
          <table:table-cell table:style-name="ce86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86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31">
          <table:table-cell table:style-name="ce68"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53" office:value-type="string">
            <text:p>SNF_KS_FOR_TOP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Basic_Actions</text:p>
          </table:table-cell>
          <table:table-cell table:style-name="ce57" office:value-type="string">
            <text:p>Basic action on Topic (Add/Edit/Delete/Move)</text:p>
          </table:table-cell>
          <table:table-cell table:style-name="ce86" table:content-validation-name="val1" office:value-type="string">
            <text:p>Step 1: Add/Edit/Move/Delete <text:s/>Topic</text:p>
          </table:table-cell>
          <table:table-cell table:style-name="ce86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86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53" office:value-type="string">
            <text:p>SNF_KS_FOR_TOP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ore_Actions</text:p>
          </table:table-cell>
          <table:table-cell table:style-name="ce57" office:value-type="string">
            <text:p>More action on Topic</text:p>
          </table:table-cell>
          <table:table-cell table:style-name="ce86" table:content-validation-name="val1" office:value-type="string">
            <text:p>Step 1: Lock/Unlock/Open/ Close</text:p>
          </table:table-cell>
          <table:table-cell table:style-name="ce86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table:style-name="ce86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53" office:value-type="string">
            <text:p>SNF_KS_FOR_TOP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Tag</text:p>
          </table:table-cell>
          <table:table-cell table:style-name="ce58" office:value-type="string">
            <text:p>Tag for topic</text:p>
          </table:table-cell>
          <table:table-cell table:style-name="ce89" table:content-validation-name="val1" office:value-type="string">
            <text:p>Step 1: Manage tag on Topic</text:p>
          </table:table-cell>
          <table:table-cell table:style-name="ce9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9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53" office:value-type="string">
            <text:p>SNF_KS_FOR_TOP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Rate</text:p>
          </table:table-cell>
          <table:table-cell table:style-name="ce58" office:value-type="string">
            <text:p>Rate topic</text:p>
          </table:table-cell>
          <table:table-cell table:style-name="ce86" table:content-validation-name="val1" office:value-type="string">
            <text:p>Step 1: Rate Topic</text:p>
          </table:table-cell>
          <table:table-cell table:style-name="ce91" office:value-type="string">
            <text:p>- Open 1 topic</text:p>
            <text:p>- Click on Rate </text:p>
            <text:p>- Move mouse over stars</text:p>
          </table:table-cell>
          <table:table-cell table:style-name="ce91" office:value-type="string">
            <text:p>Topic is rated successfully. The number of stars are selected set yellow.</text:p>
            <text:p><text:span text:style-name="T8"/></text:p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32">
          <table:table-cell table:style-name="ce68"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53" office:value-type="string">
            <text:p>SNF_KS_FOR_TOP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anage_Poll</text:p>
          </table:table-cell>
          <table:table-cell table:style-name="ce57" office:value-type="string">
            <text:p>Manage Poll in topic</text:p>
          </table:table-cell>
          <table:table-cell table:style-name="ce89" table:content-validation-name="val1" office:value-type="string">
            <text:p>Step 1: Add/Edit/Remove/ Close/Reopen poll</text:p>
          </table:table-cell>
          <table:table-cell table:style-name="ce86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86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8">
          <table:table-cell table:style-name="ce68"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53" office:value-type="string">
            <text:p>SNF_KS_FOR_PO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ost\Basic_Actions</text:p>
          </table:table-cell>
          <table:table-cell table:style-name="ce57" office:value-type="string">
            <text:p>Basic action on Post </text:p>
          </table:table-cell>
          <table:table-cell table:style-name="ce86" table:content-validation-name="val1" office:value-type="string">
            <text:p>Step 1: Add/Edit/Delete post</text:p>
          </table:table-cell>
          <table:table-cell table:style-name="ce86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86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53" office:value-type="string">
            <text:p>SNF_KS_FOR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Put keyword in Search field</text:p>
            <text:p>- Press Enter or click on Search icon</text:p>
          </table:table-cell>
          <table:table-cell table:style-name="ce86" office:value-type="string">
            <text:p>Return search result with category/forum/topic/post matched key word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53" office:value-type="string">
            <text:p>SNF_KS_FOR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86" office:value-type="string">
            <text:p>Return search result with category/forum/topic/post matched key word and conditions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53" office:value-type="string">
            <text:p>SNF_KS_FOR_PRI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rivate_Message</text:p>
          </table:table-cell>
          <table:table-cell table:style-name="ce57" office:value-type="string">
            <text:p>Private message</text:p>
          </table:table-cell>
          <table:table-cell table:style-name="ce86" table:content-validation-name="val1" office:value-type="string">
            <text:p>Step 1: Compose/ Reply/Forward message</text:p>
          </table:table-cell>
          <table:table-cell table:style-name="ce86" office:value-type="string">
            <text:p>-Compose/reply/forward message</text:p>
            <text:p>- Check inbox, sent box</text:p>
            <text:p>- Delete message</text:p>
          </table:table-cell>
          <table:table-cell table:style-name="ce86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53" office:value-type="string">
            <text:p>SNF_KS_FOR_BOO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Bookmark</text:p>
          </table:table-cell>
          <table:table-cell table:style-name="ce57" office:value-type="string">
            <text:p>Bookmark </text:p>
          </table:table-cell>
          <table:table-cell table:style-name="ce86" table:content-validation-name="val1" office:value-type="string">
            <text:p>Step 1: Bookmark Category/Forum/ Topic</text:p>
          </table:table-cell>
          <table:table-cell table:style-name="ce86" office:value-type="string">
            <text:p>- Bookmark Category/Forum/Topic</text:p>
          </table:table-cell>
          <table:table-cell table:style-name="ce86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17">
          <table:table-cell table:style-name="ce68"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53" office:value-type="string">
            <text:p>SNF_KS_FOR_W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Watch_Unwatch</text:p>
          </table:table-cell>
          <table:table-cell table:style-name="ce57" office:value-type="string">
            <text:p>Watch&amp;Unwatch category/forum/topic</text:p>
          </table:table-cell>
          <table:table-cell table:style-name="ce86" table:content-validation-name="val1" office:value-type="string">
            <text:p>Step 1: Watch and Unwatch</text:p>
          </table:table-cell>
          <table:table-cell table:style-name="ce86" office:value-type="string">
            <text:p>Watch&amp;Unwatch specify category/forum/topic</text:p>
          </table:table-cell>
          <table:table-cell table:style-name="ce86" office:value-type="string">
            <text:p>Category/forum/topic is watch &amp; unwatch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32">
          <table:table-cell table:style-name="ce68"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53" office:value-type="string">
            <text:p>SNF_KS_FOR_US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Setting</text:p>
          </table:table-cell>
          <table:table-cell table:style-name="ce57" office:value-type="string">
            <text:p>User Setting</text:p>
          </table:table-cell>
          <table:table-cell table:style-name="ce86" table:content-validation-name="val1" office:value-type="string">
            <text:p>Step 1: User Setting</text:p>
          </table:table-cell>
          <table:table-cell table:style-name="ce86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86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33">
          <table:table-cell table:style-name="ce68"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53" office:value-type="string">
            <text:p>SNF_KS_FOR_M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Management</text:p>
          </table:table-cell>
          <table:table-cell table:style-name="ce57" office:value-type="string">
            <text:p>User management</text:p>
          </table:table-cell>
          <table:table-cell table:style-name="ce89" table:content-validation-name="val1" office:value-type="string">
            <text:p>Step 1: Mange users</text:p>
          </table:table-cell>
          <table:table-cell table:style-name="ce86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86" office:value-type="string">
            <text:p>User information is upda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17">
          <table:table-cell table:style-name="ce68"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53" office:value-type="string">
            <text:p>SNF_KS_FOR_BBC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Manage_BB_Code</text:p>
          </table:table-cell>
          <table:table-cell table:style-name="ce57" office:value-type="string">
            <text:p>Manage BB code</text:p>
          </table:table-cell>
          <table:table-cell table:style-name="ce86" table:content-validation-name="val1" office:value-type="string">
            <text:p>Step 1: Add/Edit/Delete BBC</text:p>
          </table:table-cell>
          <table:table-cell table:style-name="ce86" office:value-type="string">
            <text:p>- click on Administration menu and select “BB Code”</text:p>
            <text:p>- Add/edit/Delete BB code</text:p>
          </table:table-cell>
          <table:table-cell table:style-name="ce86" office:value-type="string">
            <text:p>BB code is added/edited/ 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53" office:value-type="string">
            <text:p>SNF_KS_FOR_B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Ban_IP</text:p>
          </table:table-cell>
          <table:table-cell table:style-name="ce57" office:value-type="string">
            <text:p>Ban IP</text:p>
          </table:table-cell>
          <table:table-cell table:style-name="ce86" table:content-validation-name="val1" office:value-type="string">
            <text:p>Step 1: Add Ban IP</text:p>
          </table:table-cell>
          <table:table-cell table:style-name="ce86" office:value-type="string">
            <text:p>- click on Administration menu and select “Ban IP”</text:p>
            <text:p>- Add IP into list and click on “Add” </text:p>
          </table:table-cell>
          <table:table-cell table:style-name="ce86" office:value-type="string">
            <text:p>Ban IP is added successfully to list</text:p>
            <text:p>Ban IP user can not add post/create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53" office:value-type="string">
            <text:p>SNF_KS_FOR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tting_Porlet</text:p>
          </table:table-cell>
          <table:table-cell table:style-name="ce57" office:value-type="string">
            <text:p>Setting Forum porlet</text:p>
          </table:table-cell>
          <table:table-cell table:style-name="ce89" table:content-validation-name="val1" office:value-type="string">
            <text:p>Step 1: Setting Forum porlet from edit mode</text:p>
          </table:table-cell>
          <table:table-cell table:style-name="ce86" office:value-type="string">
            <text:p>- Show/hide category</text:p>
            <text:p>- enable/disable panel</text:p>
            <text:p>- Use/not use ajax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53" office:value-type="string">
            <text:p>SNF_KS_FAQ_BR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Browse_Category</text:p>
          </table:table-cell>
          <table:table-cell table:style-name="ce57" office:value-type="string">
            <text:p>Browse Category/Sub-category</text:p>
          </table:table-cell>
          <table:table-cell table:style-name="ce86" table:content-validation-name="val1" office:value-type="string">
            <text:p>Step 1: Browse Category and sub category</text:p>
          </table:table-cell>
          <table:table-cell table:style-name="ce86" office:value-type="string">
            <text:p>Browse Category/Sub-category by click on category name</text:p>
          </table:table-cell>
          <table:table-cell table:style-name="ce86" office:value-type="string">
            <text:p>Category is viewed and Question in this category is displayed in lis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17">
          <table:table-cell table:style-name="ce68"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53" office:value-type="string">
            <text:p>SNF_KS_FAQ_VI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View_Question</text:p>
          </table:table-cell>
          <table:table-cell table:style-name="ce57" office:value-type="string">
            <text:p>View question detail</text:p>
            <text:p/>
          </table:table-cell>
          <table:table-cell table:style-name="ce86" table:content-validation-name="val1" office:value-type="string">
            <text:p>Step 1: View question <text:s/>on FAQ porlet</text:p>
          </table:table-cell>
          <table:table-cell table:style-name="ce86" office:value-type="string">
            <text:p>View question by click on Question's title</text:p>
          </table:table-cell>
          <table:table-cell table:style-name="ce86" office:value-type="string">
            <text:p>Question and Answers in question are displayed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53" office:value-type="string">
            <text:p>SNF_KS_FAQ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Setting_Porlet</text:p>
          </table:table-cell>
          <table:table-cell table:style-name="ce57" office:value-type="string">
            <text:p>Setting FAQ porlet</text:p>
          </table:table-cell>
          <table:table-cell table:style-name="ce89" table:content-validation-name="val1" office:value-type="string">
            <text:p>Step 1: Setting FAQ porlet form edit mode</text:p>
          </table:table-cell>
          <table:table-cell table:style-name="ce86" office:value-type="string">
            <text:p>- Show/hide category</text:p>
            <text:p>- Edit template of FAQ porlet</text:p>
            <text:p>- Use/not use ajax</text:p>
          </table:table-cell>
          <table:table-cell table:style-name="ce86" office:value-type="string">
            <text:p>- Edit template is successful</text:p>
            <text:p>- Selected category is shown/hide in pag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33">
          <table:table-cell table:style-name="ce68"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53" office:value-type="string">
            <text:p>SNF_KS_WIK_PAG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Plain Text Editor</text:p>
          </table:table-cell>
          <table:table-cell table:style-name="ce88" office:value-type="string">
            <text:p>Create/Edit/Delete page with Plain Text Editor</text:p>
          </table:table-cell>
          <table:table-cell table:style-name="ce89" table:content-validation-name="val1" office:value-type="string">
            <text:p>Step 1: Create Page with Plained Text Editor</text:p>
          </table:table-cell>
          <table:table-cell table:style-name="ce9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action</text:span></text:p>
            <text:p><text:span text:style-name="T10">- Input data valid for Title page and 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</table:table-cell>
          <table:table-cell table:style-name="ce92" office:value-type="string">
            <text:p>Page is added successful and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7">
          <table:table-cell table:style-name="ce68"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53" office:value-type="string">
            <text:p>SNF_KS_WIK_PAG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Rich Text Editor</text:p>
          </table:table-cell>
          <table:table-cell table:style-name="ce88" office:value-type="string">
            <text:p>Create Page with Rich Text Editor</text:p>
          </table:table-cell>
          <table:table-cell table:style-name="ce89" table:content-validation-name="val1" office:value-type="string">
            <text:p>Step 1: Create Page with Rich Text Editor</text:p>
          </table:table-cell>
          <table:table-cell table:style-name="ce86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action</text:span></text:p>
            <text:p><text:span text:style-name="T17">- Click on </text:span><text:span text:style-name="T16">Rich Text <text:s/>Editor </text:span><text:span text:style-name="T17">icon in toolbar</text:span></text:p>
            <text:p><text:span text:style-name="T17">- Input data valid for Title page and Page's content</text:span></text:p>
            <text:p><text:span text:style-name="T17">- Insert image, link, table and 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</table:table-cell>
          <table:table-cell table:style-name="ce86" office:value-type="string">
            <text:p>- A new page is added successful and displayed with properties </text:p>
            <text:p>- This page is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53" office:value-type="string">
            <text:p>SNF_KS_WIK_PAG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Edit\Paragraph</text:p>
          </table:table-cell>
          <table:table-cell table:style-name="ce57" office:value-type="string">
            <text:p>Edit Paragraph in Page</text:p>
          </table:table-cell>
          <table:table-cell table:style-name="ce89" table:content-validation-name="val1" office:value-type="string">
            <text:p>Step 1: Edit Paragraph</text:p>
          </table:table-cell>
          <table:table-cell table:style-name="ce86" office:value-type="string">
            <text:p>- Open an exiting page that contains some paragraphs inside</text:p>
            <text:p>- Click on <text:span text:style-name="T13">Edit</text:span><text:span text:style-name="T10"> icon corresponding 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86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53" office:value-type="string">
            <text:p>SNF_KS_WIK_PAG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Rename</text:p>
          </table:table-cell>
          <table:table-cell table:style-name="ce57" office:value-type="string">
            <text:p>Rename Page</text:p>
          </table:table-cell>
          <table:table-cell table:style-name="ce89" table:content-validation-name="val1" office:value-type="string">
            <text:p>Step 1: Rename Page</text:p>
          </table:table-cell>
          <table:table-cell table:style-name="ce86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86" office:value-type="string">
            <text:p>Selected Page is renamed and new name is displayed in toolbar and navigation tre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53" office:value-type="string">
            <text:p>SNF_KS_WIK_PAG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Move</text:p>
          </table:table-cell>
          <table:table-cell table:style-name="ce57" office:value-type="string">
            <text:p>Move Page</text:p>
          </table:table-cell>
          <table:table-cell table:style-name="ce89" table:content-validation-name="val1" office:value-type="string">
            <text:p>Step 1: Move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Move </text:span><text:span text:style-name="T10">action in menu</text:span></text:p>
            <text:p><text:span text:style-name="T10">- In Move form: Select new location and click on </text:span><text:span text:style-name="T13">Move </text:span><text:span text:style-name="T10">button</text:span></text:p>
          </table:table-cell>
          <table:table-cell table:style-name="ce95" office:value-type="string">
            <text:p>Selected Page is moved and displayed in new locatio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53" office:value-type="string">
            <text:p>SNF_KS_WIK_PAG_06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Watch</text:p>
          </table:table-cell>
          <table:table-cell table:style-name="ce57" office:value-type="string">
            <text:p>Watch/Unwatch Page</text:p>
          </table:table-cell>
          <table:table-cell table:style-name="ce89" table:content-validation-name="val1" office:value-type="string">
            <text:p>Step 1: Watch/Unwatch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Watch/Unwatch </text:span><text:span text:style-name="T10">action in menu</text:span></text:p>
          </table:table-cell>
          <table:table-cell table:style-name="ce86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53" office:value-type="string">
            <text:p>SNF_KS_WIK_PAG_07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ttachment </text:p>
          </table:table-cell>
          <table:table-cell table:style-name="ce57" office:value-type="string">
            <text:p>Attachment</text:p>
          </table:table-cell>
          <table:table-cell table:style-name="ce89" table:content-validation-name="val1" office:value-type="string">
            <text:p>Step 1: Attachment in Page</text:p>
          </table:table-cell>
          <table:table-cell table:style-name="ce86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86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34">
          <table:table-cell table:style-name="ce68"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53" office:value-type="string">
            <text:p>SNF_KS_WIK_PAG_08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_Info</text:p>
          </table:table-cell>
          <table:table-cell table:style-name="ce57" office:value-type="string">
            <text:p>Page info</text:p>
          </table:table-cell>
          <table:table-cell table:style-name="ce89" table:content-validation-name="val1" office:value-type="string">
            <text:p>Step 1: Check Page info</text:p>
          </table:table-cell>
          <table:table-cell table:style-name="ce86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86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53" office:value-type="string">
            <text:p>SNF_KS_WIK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Quick_Search</text:p>
          </table:table-cell>
          <table:table-cell table:style-name="ce57" office:value-type="string">
            <text:p>Quick search</text:p>
          </table:table-cell>
          <table:table-cell table:style-name="ce89" table:content-validation-name="val1" office:value-type="string">
            <text:p>Step 1: Quick Search</text:p>
          </table:table-cell>
          <table:table-cell table:style-name="ce86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86" office:value-type="string">
            <text:p>The Search Screen is displayed with search criteria form and the results matching keyword into search box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53" office:value-type="string">
            <text:p>SNF_KS_WIK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dvanced_Search</text:p>
          </table:table-cell>
          <table:table-cell table:style-name="ce57" office:value-type="string">
            <text:p>Advanced search</text:p>
          </table:table-cell>
          <table:table-cell table:style-name="ce89" table:content-validation-name="val1" office:value-type="string">
            <text:p>Step 1: Advanced Search</text:p>
          </table:table-cell>
          <table:table-cell table:style-name="ce86" office:value-type="string">
            <text:p><text:span text:style-name="T8">- Open Search screen by executing quick search</text:span></text:p>
            <text:p><text:span text:style-name="T8">- In Search screen</text:span><text:span text:style-name="T11"> form: input keyword, select space in drop down list and </text:span><text:span text:style-name="T11">click on </text:span><text:span text:style-name="T27">Search </text:span><text:span text:style-name="T11">button</text:span></text:p>
          </table:table-cell>
          <table:table-cell table:style-name="ce86" office:value-type="string">
            <text:p>Search result will list pages that matched with keyword and selected spac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maamoun.soltani</text:p>
          </table:table-cell>
          <table:table-cell table:style-name="ce82" table:number-columns-repeated="8"/>
          <table:table-cell table:number-columns-repeated="236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</table:table>
      <table:table table:name="Summary_Report" table:style-name="ta1" table:print="false"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ce38"/>
        <table:table-column table:style-name="co10" table:default-cell-style-name="ce38"/>
        <table:table-column table:style-name="co26" table:default-cell-style-name="ce122"/>
        <table:table-column table:style-name="co27" table:default-cell-style-name="ce122"/>
        <table:table-column table:style-name="co10" table:default-cell-style-name="Default"/>
        <table:table-row table:style-name="ro10">
          <table:table-cell table:style-name="ce10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108"/>
          <table:table-cell table:style-name="ce55" office:value-type="string" table:number-columns-spanned="1" table:number-rows-spanned="3">
            <text:p>Total cases</text:p>
          </table:table-cell>
          <table:table-cell table:style-name="ce117" office:value-type="string" table:number-columns-spanned="1" table:number-rows-spanned="3">
            <text:p>Selenium Script</text:p>
            <text:p>(Yes/No)</text:p>
          </table:table-cell>
          <table:table-cell table:style-name="ce117" office:value-type="string" table:number-columns-spanned="1" table:number-rows-spanned="3">
            <text:p>Status</text:p>
          </table:table-cell>
          <table:table-cell table:style-name="ce117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36">
          <table:covered-table-cell table:style-name="ce106"/>
          <table:covered-table-cell table:number-columns-repeated="4" table:style-name="ce108"/>
          <table:covered-table-cell table:style-name="ce115"/>
          <table:covered-table-cell table:number-columns-repeated="2" table:style-name="ce118"/>
          <table:covered-table-cell table:style-name="ce120"/>
          <table:table-cell table:style-name="Default"/>
          <table:table-cell/>
        </table:table-row>
        <table:table-row table:style-name="ro18">
          <table:table-cell table:style-name="ce51" office:value-type="string">
            <text:p>Id</text:p>
          </table:table-cell>
          <table:table-cell table:style-name="ce55" office:value-type="string">
            <text:p>Portlet</text:p>
          </table:table-cell>
          <table:table-cell table:style-name="ce55" office:value-type="string">
            <text:p>Functional Group</text:p>
          </table:table-cell>
          <table:table-cell table:style-name="ce55" office:value-type="string">
            <text:p>Functionality</text:p>
          </table:table-cell>
          <table:table-cell table:style-name="ce55" office:value-type="string">
            <text:p>Functionality summary</text:p>
          </table:table-cell>
          <table:covered-table-cell table:style-name="ce115"/>
          <table:covered-table-cell table:number-columns-repeated="2" table:style-name="ce118"/>
          <table:covered-table-cell table:style-name="ce120"/>
          <table:table-cell table:style-name="Default" office:value-type="string">
            <text:p>Total</text:p>
          </table:table-cell>
          <table:table-cell table:formula="oooc:=COUNTA([.F4:.F99])" office:value-type="float" office:value="48">
            <text:p>48</text:p>
          </table:table-cell>
        </table:table-row>
        <table:table-row table:style-name="ro15">
          <table:table-cell table:style-name="ce107" office:value-type="string">
            <text:p>SNF_KS_ANS_CA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Manage Category(Add/Edit/Delete/Move)</text:p>
          </table:table-cell>
          <table:table-cell table:style-name="ce110" office:value-type="string">
            <text:p>Add new category and do basic actions in category</text:p>
          </table:table-cell>
          <table:table-cell table:style-name="ce116" table:formula="oooc:=SUMPRODUCT(([SniffTest.B$5:SniffTest.B$1007]=[.$A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Created</text:p>
          </table:table-cell>
          <table:table-cell table:formula="oooc:=COUNTIF([.G4:.G99];&quot;Yes&quot;)" office:value-type="float" office:value="44">
            <text:p>44</text:p>
          </table:table-cell>
        </table:table-row>
        <table:table-row table:style-name="ro37">
          <table:table-cell table:style-name="ce107" office:value-type="string">
            <text:p>SNF_KS_ANS_CAT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Drag and Drop category</text:p>
          </table:table-cell>
          <table:table-cell table:style-name="ce110" office:value-type="string">
            <text:p>Drag and drop a category to destination category</text:p>
          </table:table-cell>
          <table:table-cell table:style-name="ce116" table:formula="oooc:=SUMPRODUCT(([SniffTest.B$5:SniffTest.B$1007]=[.$A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23" table:formula="oooc:=COUNTIF([.G4:.G99];&quot;No&quot;)" office:value-type="float" office:value="4">
            <text:p>4</text:p>
          </table:table-cell>
        </table:table-row>
        <table:table-row table:style-name="ro15">
          <table:table-cell table:style-name="ce107" office:value-type="string">
            <text:p>SNF_KS_ANS_CAT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Export/Import category</text:p>
          </table:table-cell>
          <table:table-cell table:style-name="ce110" office:value-type="string">
            <text:p>Export a category and then import them to Answer portlet</text:p>
          </table:table-cell>
          <table:table-cell table:style-name="ce116" table:formula="oooc:=SUMPRODUCT(([SniffTest.B$5:SniffTest.B$1007]=[.$A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office:value-type="string">
            <text:p>OK</text:p>
          </table:table-cell>
          <table:table-cell table:style-name="ce123" table:formula="oooc:=COUNTIF([.H4:.H99];&quot;OK&quot;)" office:value-type="float" office:value="39">
            <text:p>39</text:p>
          </table:table-cell>
        </table:table-row>
        <table:table-row table:style-name="ro15">
          <table:table-cell table:style-name="ce107" office:value-type="string">
            <text:p>SNF_KS_ANS_CAT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Watch/Unwatch category</text:p>
          </table:table-cell>
          <table:table-cell table:style-name="ce110" office:value-type="string">
            <text:p>Watch category by email address registered</text:p>
          </table:table-cell>
          <table:table-cell table:style-name="ce116" table:formula="oooc:=SUMPRODUCT(([SniffTest.B$5:SniffTest.B$1007]=[.$A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NG</text:p>
          </table:table-cell>
          <table:table-cell table:style-name="ce123" table:formula="oooc:=COUNTIF([.H4:.H99];&quot;NG&quot;)" office:value-type="float" office:value="5">
            <text:p>5</text:p>
          </table:table-cell>
        </table:table-row>
        <table:table-row table:style-name="ro17">
          <table:table-cell table:style-name="ce107" office:value-type="string">
            <text:p>SNF_KS_ANS_QUE_01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Basic action on question(Add/Edit/Delete/Move)</text:p>
          </table:table-cell>
          <table:table-cell table:style-name="ce110" office:value-type="string">
            <text:p>Add new question and do basic actions in question</text:p>
          </table:table-cell>
          <table:table-cell table:style-name="ce116" table:formula="oooc:=SUMPRODUCT(([SniffTest.B$5:SniffTest.B$1007]=[.$A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2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Vote question</text:p>
          </table:table-cell>
          <table:table-cell table:style-name="ce110" office:value-type="string">
            <text:p>Vote question by select star</text:p>
          </table:table-cell>
          <table:table-cell table:style-name="ce116" table:formula="oooc:=SUMPRODUCT(([SniffTest.B$5:SniffTest.B$1007]=[.$A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3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Send to friend</text:p>
          </table:table-cell>
          <table:table-cell table:style-name="ce110" office:value-type="string">
            <text:p>Send question to an email address</text:p>
          </table:table-cell>
          <table:table-cell table:style-name="ce116" table:formula="oooc:=SUMPRODUCT(([SniffTest.B$5:SniffTest.B$1007]=[.$A1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Manage Question</text:p>
          </table:table-cell>
          <table:table-cell table:style-name="ce110" office:value-type="string">
            <text:p>Active/Inactive, Approve/Disapprove question</text:p>
          </table:table-cell>
          <table:table-cell table:style-name="ce116" table:formula="oooc:=SUMPRODUCT(([SniffTest.B$5:SniffTest.B$1007]=[.$A1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Basic action on answer (Add/Edit/Delete)</text:p>
          </table:table-cell>
          <table:table-cell table:style-name="ce110" office:value-type="string">
            <text:p>View question details</text:p>
          </table:table-cell>
          <table:table-cell table:style-name="ce116" table:formula="oooc:=SUMPRODUCT(([SniffTest.B$5:SniffTest.B$1007]=[.$A1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Rate/Sort answers</text:p>
          </table:table-cell>
          <table:table-cell table:style-name="ce110" office:value-type="string">
            <text:p>Add answer into question and do basic actions in answer</text:p>
          </table:table-cell>
          <table:table-cell table:style-name="ce116" table:formula="oooc:=SUMPRODUCT(([SniffTest.B$5:SniffTest.B$1007]=[.$A1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Activate/Approve answer</text:p>
          </table:table-cell>
          <table:table-cell table:style-name="ce110" office:value-type="string">
            <text:p>Active/Inactive, Approve/Disapprove answer</text:p>
          </table:table-cell>
          <table:table-cell table:style-name="ce116" table:formula="oooc:=SUMPRODUCT(([SniffTest.B$5:SniffTest.B$1007]=[.$A1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ANS_ANS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omment</text:p>
          </table:table-cell>
          <table:table-cell table:style-name="ce112" office:value-type="string">
            <text:p>Manage Comment in Question (Add/Edit/Delete/Promote)</text:p>
          </table:table-cell>
          <table:table-cell table:style-name="ce110" office:value-type="string">
            <text:p>Add comment into question and do basic actions in comment</text:p>
          </table:table-cell>
          <table:table-cell table:style-name="ce116" table:formula="oooc:=SUMPRODUCT(([SniffTest.B$5:SniffTest.B$1007]=[.$A1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Search category/question by quick search</text:p>
          </table:table-cell>
          <table:table-cell table:style-name="ce116" table:formula="oooc:=SUMPRODUCT(([SniffTest.B$5:SniffTest.B$1007]=[.$A1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Search category/question by advanced search search</text:p>
          </table:table-cell>
          <table:table-cell table:style-name="ce116" table:formula="oooc:=SUMPRODUCT(([SniffTest.B$5:SniffTest.B$1007]=[.$A1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portlet Setting</text:p>
          </table:table-cell>
          <table:table-cell table:style-name="ce112" office:value-type="string">
            <text:p>Setting Answer portlet</text:p>
          </table:table-cell>
          <table:table-cell table:style-name="ce110" office:value-type="string">
            <text:p>Setting answer portlet from edit mode</text:p>
          </table:table-cell>
          <table:table-cell table:style-name="ce116" table:formula="oooc:=SUMPRODUCT(([SniffTest.B$5:SniffTest.B$1007]=[.$A1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Basic action on Category(Add/Edit/Delete)</text:p>
          </table:table-cell>
          <table:table-cell table:style-name="ce110" office:value-type="string">
            <text:p>Add new category in forum and do basic actions in category</text:p>
          </table:table-cell>
          <table:table-cell table:style-name="ce116" table:formula="oooc:=SUMPRODUCT(([SniffTest.B$5:SniffTest.B$1007]=[.$A1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Import/Export category &amp; forum</text:p>
          </table:table-cell>
          <table:table-cell table:style-name="ce110" office:value-type="string">
            <text:p>Export a category and then import them to Forum portlet</text:p>
          </table:table-cell>
          <table:table-cell table:style-name="ce116" table:formula="oooc:=SUMPRODUCT(([SniffTest.B$5:SniffTest.B$1007]=[.$A2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7">
          <table:table-cell table:style-name="ce107" office:value-type="string">
            <text:p>SNF_KS_FOR_FOR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Basic action on Forum(Add/Edit/Delete/Move)</text:p>
          </table:table-cell>
          <table:table-cell table:style-name="ce110" office:value-type="string">
            <text:p>Add new Forum and do basic actions in Forum</text:p>
          </table:table-cell>
          <table:table-cell table:style-name="ce116" table:formula="oooc:=SUMPRODUCT(([SniffTest.B$5:SniffTest.B$1007]=[.$A2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FOR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More action on Forum(Lock/Unlock/Open/Close)</text:p>
          </table:table-cell>
          <table:table-cell table:style-name="ce110" office:value-type="string">
            <text:p>- Lock/Unlock a forum</text:p>
            <text:p>- Close/Open a forum</text:p>
          </table:table-cell>
          <table:table-cell table:style-name="ce116" table:formula="oooc:=SUMPRODUCT(([SniffTest.B$5:SniffTest.B$1007]=[.$A2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Basic action on Topic (Add/Edit/Delete/Move)</text:p>
          </table:table-cell>
          <table:table-cell table:style-name="ce110" office:value-type="string">
            <text:p>Add new Topic and do basic actions in Topic</text:p>
          </table:table-cell>
          <table:table-cell table:style-name="ce116" table:formula="oooc:=SUMPRODUCT(([SniffTest.B$5:SniffTest.B$1007]=[.$A2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ore action on Topic</text:p>
          </table:table-cell>
          <table:table-cell table:style-name="ce110" office:value-type="string">
            <text:p>Do other actions in topic as close/open, merge, split, stick/unstick...</text:p>
          </table:table-cell>
          <table:table-cell table:style-name="ce116" table:formula="oooc:=SUMPRODUCT(([SniffTest.B$5:SniffTest.B$1007]=[.$A2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3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Tag for topic</text:p>
          </table:table-cell>
          <table:table-cell table:style-name="ce110" office:value-type="string">
            <text:p>Add tag for topic, Auto-suggest tag, untag </text:p>
          </table:table-cell>
          <table:table-cell table:style-name="ce116" table:formula="oooc:=SUMPRODUCT(([SniffTest.B$5:SniffTest.B$1007]=[.$A2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4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Rate topic</text:p>
          </table:table-cell>
          <table:table-cell table:style-name="ce110" office:value-type="string">
            <text:p>Rate topic by selecting stars</text:p>
          </table:table-cell>
          <table:table-cell table:style-name="ce116" table:formula="oooc:=SUMPRODUCT(([SniffTest.B$5:SniffTest.B$1007]=[.$A2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1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TOP_05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anage Poll in topic</text:p>
          </table:table-cell>
          <table:table-cell table:style-name="ce110" office:value-type="string">
            <text:p>- Add/edit/close/remove poll in topic</text:p>
          </table:table-cell>
          <table:table-cell table:style-name="ce116" table:formula="oooc:=SUMPRODUCT(([SniffTest.B$5:SniffTest.B$1007]=[.$A2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POS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Post</text:p>
          </table:table-cell>
          <table:table-cell table:style-name="ce112" office:value-type="string">
            <text:p>Basic action on Post </text:p>
          </table:table-cell>
          <table:table-cell table:style-name="ce110" office:value-type="string">
            <text:p>Add new post reply and do basic action in it</text:p>
          </table:table-cell>
          <table:table-cell table:style-name="ce116" table:formula="oooc:=SUMPRODUCT(([SniffTest.B$5:SniffTest.B$1007]=[.$A2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A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perform quick search category/forum/topic</text:p>
          </table:table-cell>
          <table:table-cell table:style-name="ce116" table:formula="oooc:=SUMPRODUCT(([SniffTest.B$5:SniffTest.B$1007]=[.$A2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SEA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Perform advanced search in category/forum/topic</text:p>
          </table:table-cell>
          <table:table-cell table:style-name="ce116" table:formula="oooc:=SUMPRODUCT(([SniffTest.B$5:SniffTest.B$1007]=[.$A3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PRI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Private message</text:p>
          </table:table-cell>
          <table:table-cell table:style-name="ce110" office:value-type="string">
            <text:p>Send private message to users in system</text:p>
          </table:table-cell>
          <table:table-cell table:style-name="ce116" table:formula="oooc:=SUMPRODUCT(([SniffTest.B$5:SniffTest.B$1007]=[.$A3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OO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Bookmark</text:p>
          </table:table-cell>
          <table:table-cell table:style-name="ce112" office:value-type="string">
            <text:p>Bookmark </text:p>
          </table:table-cell>
          <table:table-cell table:style-name="ce110" office:value-type="string">
            <text:p>Get book of category/forum/topic</text:p>
          </table:table-cell>
          <table:table-cell table:style-name="ce116" table:formula="oooc:=SUMPRODUCT(([SniffTest.B$5:SniffTest.B$1007]=[.$A3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558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W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Watch/Unwatch</text:p>
          </table:table-cell>
          <table:table-cell table:style-name="ce112" office:value-type="string">
            <text:p>Watch&amp;Unwatch category/forum/topic</text:p>
          </table:table-cell>
          <table:table-cell table:style-name="ce110" office:value-type="string">
            <text:p>Watch/unwatch category/forum/topic by email address</text:p>
          </table:table-cell>
          <table:table-cell table:style-name="ce116" table:formula="oooc:=SUMPRODUCT(([SniffTest.B$5:SniffTest.B$1007]=[.$A3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USE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Setting</text:p>
          </table:table-cell>
          <table:table-cell table:style-name="ce110" office:value-type="string">
            <text:p>Setting properties in forum by user</text:p>
          </table:table-cell>
          <table:table-cell table:style-name="ce116" table:formula="oooc:=SUMPRODUCT(([SniffTest.B$5:SniffTest.B$1007]=[.$A3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M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management</text:p>
          </table:table-cell>
          <table:table-cell table:style-name="ce110" office:value-type="string">
            <text:p>Setting properties for each users by administrator</text:p>
          </table:table-cell>
          <table:table-cell table:style-name="ce116" table:formula="oooc:=SUMPRODUCT(([SniffTest.B$5:SniffTest.B$1007]=[.$A3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BC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Manage BB code</text:p>
          </table:table-cell>
          <table:table-cell table:style-name="ce110" office:value-type="string">
            <text:p>Add/edit/delete/active BB code</text:p>
          </table:table-cell>
          <table:table-cell table:style-name="ce116" table:formula="oooc:=SUMPRODUCT(([SniffTest.B$5:SniffTest.B$1007]=[.$A3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Ban IP</text:p>
          </table:table-cell>
          <table:table-cell table:style-name="ce110" office:value-type="string">
            <text:p>Add IP Ban by administrator</text:p>
          </table:table-cell>
          <table:table-cell table:style-name="ce116" table:formula="oooc:=SUMPRODUCT(([SniffTest.B$5:SniffTest.B$1007]=[.$A3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tting Forum portlet</text:p>
          </table:table-cell>
          <table:table-cell table:style-name="ce112" office:value-type="string">
            <text:p>Setting Forum portlet</text:p>
          </table:table-cell>
          <table:table-cell table:style-name="ce110" office:value-type="string">
            <text:p>Setting properties for Forum portlet </text:p>
          </table:table-cell>
          <table:table-cell table:style-name="ce116" table:formula="oooc:=SUMPRODUCT(([SniffTest.B$5:SniffTest.B$1007]=[.$A3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BRS_01</text:p>
          </table:table-cell>
          <table:table-cell table:style-name="ce109" office:value-type="string">
            <text:p>FAQ</text:p>
          </table:table-cell>
          <table:table-cell table:number-columns-repeated="2" table:style-name="ce112" office:value-type="string">
            <text:p>Browse Category/Sub-category</text:p>
          </table:table-cell>
          <table:table-cell table:style-name="ce110" office:value-type="string">
            <text:p>Browse category/sub category that added from Answer portlet by FAQ</text:p>
          </table:table-cell>
          <table:table-cell table:style-name="ce116" table:formula="oooc:=SUMPRODUCT(([SniffTest.B$5:SniffTest.B$1007]=[.$A3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VIE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View question detail</text:p>
            <text:p/>
          </table:table-cell>
          <table:table-cell table:style-name="ce112" office:value-type="string">
            <text:p>View question detail</text:p>
            <text:p/>
          </table:table-cell>
          <table:table-cell table:style-name="ce110" office:value-type="string">
            <text:p>View content of question in FAQ portlet</text:p>
          </table:table-cell>
          <table:table-cell table:style-name="ce116" table:formula="oooc:=SUMPRODUCT(([SniffTest.B$5:SniffTest.B$1007]=[.$A4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AQ_SET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Setting FAQ portlet</text:p>
          </table:table-cell>
          <table:table-cell table:style-name="ce112" office:value-type="string">
            <text:p>Setting FAQ portlet</text:p>
          </table:table-cell>
          <table:table-cell table:style-name="ce110" office:value-type="string">
            <text:p>Setting properties of FAQ</text:p>
          </table:table-cell>
          <table:table-cell table:style-name="ce116" table:formula="oooc:=SUMPRODUCT(([SniffTest.B$5:SniffTest.B$1007]=[.$A4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Plain Text Editor</text:p>
          </table:table-cell>
          <table:table-cell table:style-name="ce110" office:value-type="string">
            <text:p>Basic action on plan text page</text:p>
          </table:table-cell>
          <table:table-cell table:style-name="ce116" table:formula="oooc:=SUMPRODUCT(([SniffTest.B$5:SniffTest.B$1007]=[.$A4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Rich Text Editor</text:p>
          </table:table-cell>
          <table:table-cell table:style-name="ce110" office:value-type="string">
            <text:p>Basic action on rich text page</text:p>
          </table:table-cell>
          <table:table-cell table:style-name="ce116" table:formula="oooc:=SUMPRODUCT(([SniffTest.B$5:SniffTest.B$1007]=[.$A4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3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Edit Page</text:p>
          </table:table-cell>
          <table:table-cell table:style-name="ce114" office:value-type="string">
            <text:p>Edit Paragraph in Page</text:p>
          </table:table-cell>
          <table:table-cell table:style-name="ce110" office:value-type="string">
            <text:p>Edit paragraph in page</text:p>
          </table:table-cell>
          <table:table-cell table:style-name="ce116" table:formula="oooc:=SUMPRODUCT(([SniffTest.B$5:SniffTest.B$1007]=[.$A4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4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Rename </text:p>
          </table:table-cell>
          <table:table-cell table:style-name="ce114" office:value-type="string">
            <text:p>Rename Page</text:p>
          </table:table-cell>
          <table:table-cell table:style-name="ce110" office:value-type="string">
            <text:p>Rename a page</text:p>
          </table:table-cell>
          <table:table-cell table:style-name="ce116" table:formula="oooc:=SUMPRODUCT(([SniffTest.B$5:SniffTest.B$1007]=[.$A4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5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Move Page</text:p>
          </table:table-cell>
          <table:table-cell table:style-name="ce114" office:value-type="string">
            <text:p>Move Page</text:p>
          </table:table-cell>
          <table:table-cell table:style-name="ce110" office:value-type="string">
            <text:p>Move page to other destination</text:p>
          </table:table-cell>
          <table:table-cell table:style-name="ce116" table:formula="oooc:=SUMPRODUCT(([SniffTest.B$5:SniffTest.B$1007]=[.$A4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6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Watch/Unwatch Page</text:p>
          </table:table-cell>
          <table:table-cell table:style-name="ce114" office:value-type="string">
            <text:p>Watch/Unwatch Page</text:p>
          </table:table-cell>
          <table:table-cell table:style-name="ce110" office:value-type="string">
            <text:p>Watch/unwatch a page</text:p>
          </table:table-cell>
          <table:table-cell table:style-name="ce116" table:formula="oooc:=SUMPRODUCT(([SniffTest.B$5:SniffTest.B$1007]=[.$A4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7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Attachent</text:p>
          </table:table-cell>
          <table:table-cell table:style-name="ce114" office:value-type="string">
            <text:p>Attachment</text:p>
          </table:table-cell>
          <table:table-cell table:style-name="ce110" office:value-type="string">
            <text:p>Manage attachment on page</text:p>
          </table:table-cell>
          <table:table-cell table:style-name="ce116" table:formula="oooc:=SUMPRODUCT(([SniffTest.B$5:SniffTest.B$1007]=[.$A4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8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Page ifo</text:p>
          </table:table-cell>
          <table:table-cell table:style-name="ce114" office:value-type="string">
            <text:p>Page info</text:p>
          </table:table-cell>
          <table:table-cell table:style-name="ce110" office:value-type="string">
            <text:p>View page info</text:p>
          </table:table-cell>
          <table:table-cell table:style-name="ce116" table:formula="oooc:=SUMPRODUCT(([SniffTest.B$5:SniffTest.B$1007]=[.$A4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Quick search</text:p>
          </table:table-cell>
          <table:table-cell table:style-name="ce110" office:value-type="string">
            <text:p>Quick search </text:p>
          </table:table-cell>
          <table:table-cell table:style-name="ce116" table:formula="oooc:=SUMPRODUCT(([SniffTest.B$5:SniffTest.B$1007]=[.$A5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Advanced search</text:p>
          </table:table-cell>
          <table:table-cell table:style-name="ce110" office:value-type="string">
            <text:p>Advanced search</text:p>
          </table:table-cell>
          <table:table-cell table:style-name="ce116" table:formula="oooc:=SUMPRODUCT(([SniffTest.B$5:SniffTest.B$1007]=[.$A5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css3t="http://www.w3.org/TR/css3-text/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693cm" fo:page-height="21.006cm" style:num-format="1" style:print-orientation="landscape" fo:margin-left="0.254cm" fo:margin-right="0.254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2-04-04T09:05:30</dc:date>
    <meta:printed-by>Thanh Cong Nguyen</meta:printed-by>
    <meta:print-date>2009-03-06T17:07:42</meta:print-date>
    <dc:language>en-US</dc:language>
    <meta:editing-cycles>260</meta:editing-cycles>
    <meta:editing-duration>P9DT6H24M56S</meta:editing-duration>
    <meta:user-defined meta:name="Info 1"/>
    <meta:user-defined meta:name="Info 2"/>
    <meta:user-defined meta:name="Info 3"/>
    <meta:user-defined meta:name="Info 4"/>
    <meta:document-statistic meta:table-count="4" meta:cell-count="1071" meta:object-count="1"/>
  </office:meta>
</office:document-meta>
</file>